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5.653cm" style:rel-column-width="21845*"/>
    </style:style>
    <style:style style:name="Tableau1.1" style:family="table-row">
      <style:table-row-properties style:min-row-height="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Standard">
      <style:paragraph-properties fo:text-align="center" style:justify-single-word="false"/>
      <style:text-properties fo:color="#000000"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5" style:family="paragraph" style:parent-style-name="Standard">
      <style:paragraph-properties fo:text-align="justify" style:justify-single-word="false"/>
      <style:text-properties fo:color="#000000" style:font-name="Times New Roman" fo:font-size="11pt" style:font-size-asian="11pt" style:font-size-complex="11pt"/>
    </style:style>
    <style:style style:name="P6"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1pt" style:font-size-asian="11pt" style:font-size-complex="11pt"/>
    </style:style>
    <style:style style:name="P7"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1pt" officeooo:rsid="000a350f" style:font-size-asian="11pt" style:font-size-complex="11pt"/>
    </style:style>
    <style:style style:name="P8"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1pt" officeooo:rsid="00128538" officeooo:paragraph-rsid="00128538" style:font-size-asian="11pt" style:font-size-complex="11pt"/>
    </style:style>
    <style:style style:name="P9" style:family="paragraph" style:parent-style-name="Standard">
      <style:paragraph-properties fo:text-align="justify" style:justify-single-word="false"/>
      <style:text-properties fo:color="#000000" style:font-name="Times New Roman" fo:font-size="11pt" fo:font-weight="bold" style:font-size-asian="11pt" style:font-weight-asian="bold" style:font-size-complex="11pt" style:font-weight-complex="bold"/>
    </style:style>
    <style:style style:name="P10"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bold" style:font-size-asian="11pt" style:font-weight-asian="bold" style:font-size-complex="11pt" style:font-weight-complex="bold"/>
    </style:style>
    <style:style style:name="P11"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officeooo:paragraph-rsid="00080209" style:font-size-asian="11pt" style:font-weight-asian="normal" style:font-size-complex="11pt" style:font-weight-complex="normal"/>
    </style:style>
    <style:style style:name="P13"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officeooo:rsid="000b5ada" officeooo:paragraph-rsid="000b5ada" style:font-size-asian="11pt" style:font-weight-asian="normal" style:font-size-complex="11pt" style:font-weight-complex="normal"/>
    </style:style>
    <style:style style:name="P14"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1pt" fo:font-style="normal" style:text-underline-style="none" fo:font-weight="normal" officeooo:paragraph-rsid="0014f29f"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weight="bold" officeooo:rsid="000b5ada" officeooo:paragraph-rsid="000b5ada" style:font-size-asian="12pt" style:font-weight-asian="bold" style:font-size-complex="12pt" style:font-weight-complex="bold"/>
    </style:style>
    <style:style style:name="P16"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weight="bold" officeooo:paragraph-rsid="001afcb5" style:font-size-asian="12pt" style:font-weight-asian="bold" style:font-size-complex="12pt" style:font-weight-complex="bold"/>
    </style:style>
    <style:style style:name="P17"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0.5pt" fo:font-style="normal" style:text-underline-style="none" fo:font-weight="normal" officeooo:paragraph-rsid="0014f29f" style:font-name-asian="Calibri-Bold" style:font-size-asian="10.5pt" style:font-style-asian="normal" style:font-weight-asian="normal" style:font-name-complex="Calibri-Bold" style:font-size-complex="10.5pt" style:font-style-complex="normal" style:font-weight-complex="normal"/>
    </style:style>
    <style:style style:name="P18" style:family="paragraph" style:parent-style-name="Standard">
      <style:paragraph-properties fo:margin-top="0cm" fo:margin-bottom="0cm" style:contextual-spacing="false" fo:text-align="justify" style:justify-single-word="false" style:text-autospace="none">
        <style:tab-stops>
          <style:tab-stop style:position="2.461cm"/>
        </style:tab-stops>
      </style:paragraph-properties>
      <style:text-properties fo:color="#000000" style:font-name="Times New Roman" fo:font-size="10.5pt" fo:font-style="normal" style:text-underline-style="none" fo:font-weight="normal" officeooo:rsid="000e4ca6" officeooo:paragraph-rsid="0014f29f" style:font-name-asian="Calibri-Bold" style:font-size-asian="10.5pt" style:font-style-asian="normal" style:font-weight-asian="normal" style:font-name-complex="Calibri-Bold" style:font-size-complex="10.5pt" style:font-style-complex="normal" style:font-weight-complex="normal"/>
    </style:style>
    <style:style style:name="P19"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0.5pt" fo:font-style="normal" style:text-underline-style="none" fo:font-weight="normal" officeooo:rsid="0015e1b7" officeooo:paragraph-rsid="0015e1b7" style:font-name-asian="Calibri-Bold" style:font-size-asian="10.5pt" style:font-style-asian="normal" style:font-weight-asian="normal" style:font-name-complex="Calibri-Bold" style:font-size-complex="10.5pt" style:font-style-complex="normal" style:font-weight-complex="normal"/>
    </style:style>
    <style:style style:name="P20" style:family="paragraph" style:parent-style-name="Standard">
      <style:paragraph-properties fo:margin-top="0cm" fo:margin-bottom="0cm" style:contextual-spacing="false" fo:text-align="justify" style:justify-single-word="false" style:text-autospace="none"/>
      <style:text-properties style:font-name="Times New Roman" fo:font-size="11pt" style:font-size-asian="11pt" style:font-size-complex="11pt"/>
    </style:style>
    <style:style style:name="P21" style:family="paragraph" style:parent-style-name="Standard">
      <style:paragraph-properties fo:margin-left="-1.588cm" fo:margin-right="0cm" fo:text-align="justify" style:justify-single-word="false" fo:text-indent="1.588cm" style:auto-text-indent="false">
        <style:tab-stops>
          <style:tab-stop style:position="12.515cm"/>
        </style:tab-stops>
      </style:paragraph-properties>
      <style:text-properties fo:color="#000000"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left="-1.588cm" fo:margin-right="0cm" fo:text-align="justify" style:justify-single-word="false" fo:text-indent="1.588cm" style:auto-text-indent="false">
        <style:tab-stops>
          <style:tab-stop style:position="12.515cm"/>
        </style:tab-stops>
      </style:paragraph-properties>
      <style:text-properties fo:color="#000000" style:font-name="Times New Roman" fo:font-size="12pt" style:text-underline-style="none" fo:font-weight="bold" style:font-size-asian="12pt" style:font-weight-asian="bold" style:font-size-complex="12pt" style:font-weight-complex="bold"/>
    </style:style>
    <style:style style:name="P23" style:family="paragraph" style:parent-style-name="Standard">
      <style:paragraph-properties fo:margin-left="-1.588cm" fo:margin-right="0cm" fo:text-align="justify" style:justify-single-word="false" fo:text-indent="1.588cm" style:auto-text-indent="false"/>
      <style:text-properties fo:color="#000000" style:font-name="Times New Roman" fo:font-size="11pt" style:font-size-asian="11pt" style:font-size-complex="11pt"/>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officeooo:rsid="0006a358" officeooo:paragraph-rsid="0006a358" style:font-name-asian="Calibri-Bold" style:font-size-asian="12pt" style:font-style-asian="normal" style:font-weight-asian="bold" style:font-name-complex="Calibri-Bold" style:font-size-complex="12pt" style:font-style-complex="normal" style:font-weight-complex="bold"/>
    </style:style>
    <style:style style:name="P25"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2pt" fo:font-style="normal" style:text-underline-style="solid" style:text-underline-width="auto" style:text-underline-color="font-color" fo:font-weight="normal" officeooo:paragraph-rsid="000a4da0" style:font-name-asian="TTE1C28908t00" style:font-size-asian="12pt" style:font-style-asian="normal" style:font-weight-asian="normal" style:font-name-complex="TTE1C28908t00"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officeooo:rsid="0006a358" officeooo:paragraph-rsid="0006a358" style:font-name-asian="Calibri-Bold" style:font-size-asian="11pt" style:font-style-asian="normal" style:font-weight-asian="normal" style:font-name-complex="Calibri-Bold" style:font-size-complex="11pt" style:font-style-complex="normal" style:font-weight-complex="normal"/>
    </style:style>
    <style:style style:name="P27"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officeooo:rsid="0006a358" officeooo:paragraph-rsid="001465fd" style:font-name-asian="Calibri-Bold" style:font-size-asian="11pt" style:font-style-asian="normal" style:font-weight-asian="normal" style:font-name-complex="Calibri-Bold" style:font-size-complex="11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officeooo:rsid="000a4da0" officeooo:paragraph-rsid="00128538" style:font-name-asian="Calibri-Bold" style:font-size-asian="11pt" style:font-style-asian="normal" style:font-weight-asian="normal" style:font-name-complex="Calibri-Bold" style:font-size-complex="11pt" style:font-style-complex="normal" style:font-weight-complex="normal"/>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officeooo:rsid="000a4da0" officeooo:paragraph-rsid="001465fd" style:font-name-asian="Calibri-Bold" style:font-size-asian="11pt" style:font-style-asian="normal" style:font-weight-asian="normal" style:font-name-complex="Calibri-Bold" style:font-size-complex="11pt" style:font-style-complex="normal" style:font-weight-complex="normal"/>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officeooo:rsid="00128538" officeooo:paragraph-rsid="00128538"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officeooo:rsid="001465fd" officeooo:paragraph-rsid="00128538" style:font-name-asian="Calibri-Bold" style:font-size-asian="11pt" style:font-style-asian="normal" style:font-weight-asian="normal" style:font-name-complex="Calibri-Bold" style:font-size-complex="11pt" style:font-style-complex="normal" style:font-weight-complex="normal"/>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officeooo:rsid="001465fd" officeooo:paragraph-rsid="001465fd"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bold" officeooo:rsid="001465fd" officeooo:paragraph-rsid="001465fd" style:font-name-asian="Calibri-Bold" style:font-size-asian="11pt" style:font-style-asian="normal" style:font-weight-asian="bold" style:font-name-complex="Calibri-Bold" style:font-size-complex="11pt" style:font-style-complex="normal" style:font-weight-complex="bold"/>
    </style:style>
    <style:style style:name="P34" style:family="paragraph" style:parent-style-name="Table_20_Contents">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35" style:family="paragraph" style:parent-style-name="Table_20_Contents">
      <style:paragraph-properties fo:text-align="justify" style:justify-single-word="false"/>
      <style:text-properties style:font-name="Times New Roman" fo:font-size="11pt" fo:font-weight="bold" officeooo:paragraph-rsid="00080209" style:font-size-asian="11pt" style:font-weight-asian="bold" style:font-size-complex="11pt" style:font-weight-complex="bold"/>
    </style:style>
    <style:style style:name="P36" style:family="paragraph" style:parent-style-name="Table_20_Contents">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37" style:family="paragraph" style:parent-style-name="Table_20_Contents">
      <style:paragraph-properties fo:text-align="justify" style:justify-single-word="false"/>
      <style:text-properties style:font-name="Times New Roman" fo:font-size="11pt" officeooo:rsid="0008afb0" officeooo:paragraph-rsid="0010ec13" style:font-size-asian="11pt" style:font-size-complex="11pt"/>
    </style:style>
    <style:style style:name="P38" style:family="paragraph" style:parent-style-name="Table_20_Contents">
      <style:paragraph-properties fo:text-align="justify" style:justify-single-word="false"/>
      <style:text-properties style:font-name="Times New Roman" fo:font-size="11pt" officeooo:rsid="0010ec13" officeooo:paragraph-rsid="0010ec13" style:font-size-asian="11pt" style:font-size-complex="11pt"/>
    </style:style>
    <style:style style:name="P39" style:family="paragraph" style:parent-style-name="Table_20_Contents">
      <style:paragraph-properties fo:text-align="justify" style:justify-single-word="false" fo:background-color="#e6e6e6">
        <style:background-image/>
      </style:paragraph-properties>
      <style:text-properties style:font-name="Times New Roman" fo:font-size="11pt" officeooo:rsid="0008afb0" officeooo:paragraph-rsid="0010ec13" style:font-size-asian="11pt" style:font-size-complex="11pt"/>
    </style:style>
    <style:style style:name="P40" style:family="paragraph" style:parent-style-name="Standard" style:master-page-name="Standard">
      <style:paragraph-properties fo:text-align="center" style:justify-single-word="false" style:page-number="auto"/>
      <style:text-properties fo:color="#000000" style:font-name="Times New Roman" fo:font-size="12pt" fo:font-weight="bold" style:font-size-asian="12pt" style:font-weight-asian="bold" style:font-size-complex="12pt" style:font-weight-complex="bold"/>
    </style:style>
    <style:style style:name="P41"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officeooo:rsid="00053427" officeooo:paragraph-rsid="0006a358" style:font-name-asian="TTE1C28908t00" style:font-size-asian="11pt" style:font-style-asian="normal" style:font-weight-asian="normal" style:font-name-complex="TTE1C28908t00" style:font-size-complex="11pt" style:font-style-complex="normal" style:font-weight-complex="normal"/>
    </style:style>
    <style:style style:name="P42"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officeooo:rsid="0006a358" officeooo:paragraph-rsid="0006a358" style:font-name-asian="TTE1C28908t00" style:font-size-asian="11pt" style:font-style-asian="normal" style:font-weight-asian="normal" style:font-name-complex="TTE1C28908t00" style:font-size-complex="11pt" style:font-style-complex="normal" style:font-weight-complex="normal"/>
    </style:style>
    <style:style style:name="P43"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officeooo:rsid="00128538" officeooo:paragraph-rsid="001afcb5" style:font-name-asian="TTE1C28908t00" style:font-size-asian="11pt" style:font-style-asian="normal" style:font-weight-asian="normal" style:font-name-complex="TTE1C28908t00" style:font-size-complex="11pt" style:font-style-complex="normal" style:font-weight-complex="normal"/>
    </style:style>
    <style:style style:name="P44" style:family="paragraph" style:parent-style-name="Standard" style:list-style-name="L2">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45" style:family="paragraph" style:parent-style-name="Standard" style:list-style-name="L3">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0.5pt" fo:font-style="normal" style:text-underline-style="none" fo:font-weight="normal" officeooo:paragraph-rsid="0014f29f" style:font-name-asian="Calibri-Bold" style:font-size-asian="10.5pt" style:font-style-asian="normal" style:font-weight-asian="normal" style:font-name-complex="Calibri-Bold" style:font-size-complex="10.5pt" style:font-style-complex="normal" style:font-weight-complex="normal"/>
    </style:style>
    <style:style style:name="P46" style:family="paragraph" style:parent-style-name="Standard" style:list-style-name="L4">
      <style:paragraph-properties fo:margin-top="0cm" fo:margin-bottom="0cm" style:contextual-spacing="false" fo:text-align="justify" style:justify-single-word="false" style:text-autospace="none">
        <style:tab-stops>
          <style:tab-stop style:position="2.461cm"/>
        </style:tab-stops>
      </style:paragraph-properties>
      <style:text-properties fo:color="#000000" style:font-name="Times New Roman" fo:font-size="10.5pt" fo:font-weight="normal" officeooo:rsid="000e4ca6" officeooo:paragraph-rsid="0014f29f" style:font-size-asian="10.5pt" style:font-weight-asian="normal" style:font-size-complex="10.5pt" style:font-weight-complex="normal"/>
    </style:style>
    <style:style style:name="P47" style:family="paragraph" style:parent-style-name="Standard" style:list-style-name="L6">
      <style:paragraph-properties fo:margin-top="0cm" fo:margin-bottom="0cm" style:contextual-spacing="false" fo:text-align="justify" style:justify-single-word="false" style:text-autospace="none">
        <style:tab-stops>
          <style:tab-stop style:position="2.461cm"/>
        </style:tab-stops>
      </style:paragraph-properties>
      <style:text-properties fo:color="#000000" style:font-name="Times New Roman" fo:font-size="11pt" fo:font-weight="normal" officeooo:rsid="000b5ada" officeooo:paragraph-rsid="0014f29f" style:font-size-asian="11pt" style:font-weight-asian="normal" style:font-size-complex="11pt" style:font-weight-complex="normal"/>
    </style:style>
    <style:style style:name="P48"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weight="bold" officeooo:paragraph-rsid="0015e1b7" style:font-size-asian="12pt" style:font-weight-asian="bold" style:font-size-complex="12pt" style:font-weight-complex="bold"/>
    </style:style>
    <style:style style:name="P49"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style:font-name="Times New Roman" fo:font-size="10.5pt" officeooo:paragraph-rsid="0014f29f" style:font-size-asian="10.5pt" style:font-size-complex="10.5pt"/>
    </style:style>
    <style:style style:name="P50" style:family="paragraph" style:parent-style-name="Standard" style:list-style-name="L6">
      <style:paragraph-properties fo:margin-top="0cm" fo:margin-bottom="0cm" style:contextual-spacing="false" fo:text-align="justify" style:justify-single-word="false">
        <style:tab-stops>
          <style:tab-stop style:position="2.461cm"/>
        </style:tab-stops>
      </style:paragraph-properties>
      <style:text-properties style:font-name="Times New Roman" fo:font-size="11pt" officeooo:paragraph-rsid="0014f29f" style:font-size-asian="11pt" style:font-size-complex="11pt"/>
    </style:style>
    <style:style style:name="P51" style:family="paragraph" style:parent-style-name="Standard" style:list-style-name="L7">
      <style:paragraph-properties fo:margin-top="0cm" fo:margin-bottom="0cm" style:contextual-spacing="false" fo:text-align="justify" style:justify-single-word="false" style:text-autospace="none"/>
      <style:text-properties officeooo:paragraph-rsid="0015e1b7"/>
    </style:style>
    <style:style style:name="P52" style:family="paragraph" style:parent-style-name="Standard" style:list-style-name="L5">
      <style:paragraph-properties fo:margin-left="0cm" fo:margin-right="0cm" fo:margin-top="0cm" fo:margin-bottom="0cm" style:contextual-spacing="false" fo:text-align="justify" style:justify-single-word="false" fo:text-indent="-0.635cm" style:auto-text-indent="false">
        <style:tab-stops>
          <style:tab-stop style:position="2.461cm"/>
        </style:tab-stops>
      </style:paragraph-properties>
      <style:text-properties fo:color="#000000" style:font-name="Times New Roman" fo:font-size="11pt" fo:font-style="normal" style:text-underline-style="none" fo:font-weight="normal" officeooo:paragraph-rsid="0014f29f" style:font-name-asian="Calibri-Bold" style:font-size-asian="11pt" style:font-style-asian="normal" style:font-weight-asian="normal" style:font-name-complex="Calibri-Bold" style:font-size-complex="11pt" style:font-style-complex="normal" style:font-weight-complex="normal"/>
    </style:style>
    <style:style style:name="P53" style:family="paragraph" style:parent-style-name="Standard" style:list-style-name="L5">
      <style:paragraph-properties fo:margin-left="0cm" fo:margin-right="0cm" fo:margin-top="0cm" fo:margin-bottom="0cm" style:contextual-spacing="false" fo:text-align="justify" style:justify-single-word="false" fo:text-indent="-0.635cm" style:auto-text-indent="false">
        <style:tab-stops>
          <style:tab-stop style:position="2.461cm"/>
        </style:tab-stops>
      </style:paragraph-properties>
      <style:text-properties fo:color="#000000" style:font-name="Times New Roman" fo:font-size="11pt" fo:font-style="normal" style:text-underline-style="none" fo:font-weight="bold" officeooo:paragraph-rsid="0014f29f" style:font-name-asian="Calibri-Bold" style:font-size-asian="11pt" style:font-style-asian="normal" style:font-weight-asian="bold" style:font-name-complex="Calibri-Bold" style:font-size-complex="11pt" style:font-style-complex="normal" style:font-weight-complex="bold"/>
    </style:style>
    <style:style style:name="T1" style:family="text">
      <style:text-properties officeooo:rsid="00189b28"/>
    </style:style>
    <style:style style:name="T2" style:family="text">
      <style:text-properties officeooo:rsid="0008020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28538"/>
    </style:style>
    <style:style style:name="T5" style:family="text">
      <style:text-properties style:text-underline-style="solid" style:text-underline-width="auto" style:text-underline-color="font-color" officeooo:rsid="001465f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28538" style:font-weight-asian="normal" style:font-weight-complex="normal"/>
    </style:style>
    <style:style style:name="T9" style:family="text">
      <style:text-properties fo:color="#000000" style:font-name="Times New Roman" fo:font-size="10.5pt" fo:font-style="normal" style:text-underline-style="none" fo:font-weight="normal" officeooo:rsid="0015e1b7" style:font-name-asian="Calibri-Bold" style:font-size-asian="10.5pt" style:font-style-asian="normal" style:font-weight-asian="normal" style:font-name-complex="Calibri-Bold" style:font-size-complex="10.5pt" style:font-style-complex="normal" style:font-weight-complex="normal"/>
    </style:style>
    <style:style style:name="T10" style:family="text">
      <style:text-properties fo:color="#000000" style:font-name="Times New Roman" fo:font-size="10.5pt" fo:font-style="normal" style:text-underline-style="none" fo:font-weight="normal" officeooo:rsid="0017861e" style:font-name-asian="Calibri-Bold" style:font-size-asian="10.5pt" style:font-style-asian="normal" style:font-weight-asian="normal" style:font-name-complex="Calibri-Bold" style:font-size-complex="10.5pt" style:font-style-complex="normal" style:font-weight-complex="normal"/>
    </style:style>
    <style:style style:name="T11" style:family="text">
      <style:text-properties fo:color="#000000" style:font-name="Times New Roman" fo:font-size="10.5pt" fo:font-style="italic" style:text-underline-style="none" fo:font-weight="bold" officeooo:rsid="0015e1b7" style:font-name-asian="Calibri-Bold" style:font-size-asian="10.5pt" style:font-style-asian="italic" style:font-weight-asian="bold" style:font-name-complex="Calibri-Bold" style:font-size-complex="10.5pt" style:font-style-complex="italic" style:font-weight-complex="bold"/>
    </style:style>
    <style:style style:name="T12" style:family="text">
      <style:text-properties officeooo:rsid="00053427"/>
    </style:style>
    <style:style style:name="T13" style:family="text">
      <style:text-properties style:text-position="super 58%" fo:font-size="10pt" officeooo:rsid="00080209" style:font-size-asian="10pt" style:font-size-complex="10pt"/>
    </style:style>
    <style:style style:name="T14" style:family="text">
      <style:text-properties fo:font-size="10pt" style:font-size-asian="10pt" style:font-size-complex="10pt"/>
    </style:style>
    <style:style style:name="T15" style:family="text">
      <style:text-properties fo:font-size="10pt" officeooo:rsid="00080209" style:font-size-asian="10pt" style:font-size-complex="10pt"/>
    </style:style>
    <style:style style:name="T16" style:family="text">
      <style:text-properties fo:font-size="10pt" officeooo:rsid="00195fde" style:font-size-asian="10pt" style:font-size-complex="10pt"/>
    </style:style>
    <style:style style:name="T17" style:family="text">
      <style:text-properties officeooo:rsid="000988ae"/>
    </style:style>
    <style:style style:name="T18" style:family="text">
      <style:text-properties officeooo:rsid="000a4da0"/>
    </style:style>
    <style:style style:name="T19" style:family="text">
      <style:text-properties fo:font-size="10.5pt" fo:font-style="normal" style:text-underline-style="none" fo:font-weight="normal" officeooo:rsid="0015e1b7" style:font-name-asian="Calibri-Bold" style:font-size-asian="10.5pt" style:font-style-asian="normal" style:font-weight-asian="normal" style:font-name-complex="Calibri-Bold" style:font-size-complex="10.5pt" style:font-style-complex="normal" style:font-weight-complex="normal"/>
    </style:style>
    <style:style style:name="T20" style:family="text">
      <style:text-properties fo:font-size="10.5pt" fo:font-style="normal" style:text-underline-style="none" fo:font-weight="normal" officeooo:rsid="0017861e" style:font-name-asian="Calibri-Bold" style:font-size-asian="10.5pt" style:font-style-asian="normal" style:font-weight-asian="normal" style:font-name-complex="Calibri-Bold" style:font-size-complex="10.5pt" style:font-style-complex="normal" style:font-weight-complex="normal"/>
    </style:style>
    <style:style style:name="T21" style:family="text">
      <style:text-properties fo:font-size="10.5pt" fo:font-style="normal" style:text-underline-style="none" fo:font-weight="normal" officeooo:rsid="00195fde" style:font-name-asian="Calibri-Bold" style:font-size-asian="10.5pt" style:font-style-asian="normal" style:font-weight-asian="normal" style:font-name-complex="Calibri-Bold" style:font-size-complex="10.5pt" style:font-style-complex="normal" style:font-weight-complex="normal"/>
    </style:style>
    <style:style style:name="T22" style:family="text">
      <style:text-properties fo:font-size="10.5pt" fo:font-style="italic" style:text-underline-style="none" officeooo:rsid="0015e1b7" style:font-name-asian="Calibri-Bold" style:font-size-asian="10.5pt" style:font-style-asian="italic" style:font-name-complex="Calibri-Bold" style:font-size-complex="10.5pt" style:font-style-complex="italic"/>
    </style:style>
    <style:style style:name="T23" style:family="text">
      <style:text-properties officeooo:rsid="0010ec13"/>
    </style:style>
    <style:style style:name="T24" style:family="text">
      <style:text-properties officeooo:rsid="00128538"/>
    </style:style>
    <style:style style:name="T25" style:family="text">
      <style:text-properties officeooo:rsid="001465fd"/>
    </style:style>
    <style:style style:name="T26" style:family="text">
      <style:text-properties fo:font-weight="bold" officeooo:rsid="001465fd" style:font-weight-asian="bold" style:font-weight-complex="bold"/>
    </style:style>
    <style:style style:name="T27" style:family="text">
      <style:text-properties officeooo:rsid="0014f29f"/>
    </style:style>
    <style:style style:name="T28" style:family="text">
      <style:text-properties officeooo:rsid="000b230a"/>
    </style:style>
    <style:style style:name="T29" style:family="text">
      <style:text-properties officeooo:rsid="0009cd89"/>
    </style:style>
    <style:style style:name="T30" style:family="text">
      <style:text-properties officeooo:rsid="0015e1b7"/>
    </style:style>
    <style:style style:name="T31" style:family="text">
      <style:text-properties officeooo:rsid="00195fde"/>
    </style:style>
    <style:style style:name="T32" style:family="text">
      <style:text-properties officeooo:rsid="001afcb5"/>
    </style:style>
    <style:style style:name="T33" style:family="text">
      <style:text-properties officeooo:rsid="000f76fb"/>
    </style:style>
    <style:style style:name="T34" style:family="text">
      <style:text-properties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T35" style:family="text">
      <style:text-properties fo:font-size="11pt" fo:font-style="normal" style:text-underline-style="none" fo:font-weight="normal" officeooo:rsid="001afcb5" style:font-name-asian="Calibri-Bold" style:font-size-asian="11pt" style:font-style-asian="normal" style:font-weight-asian="normal" style:font-name-complex="Calibri-Bold" style:font-size-complex="11pt" style:font-style-complex="normal" style:font-weight-complex="normal"/>
    </style:style>
    <style:style style:name="T36" style:family="text">
      <style:text-properties officeooo:rsid="000b5ada"/>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OMPTE-RENDU DU CONSEIL MUNICIPAL</text:p>
      <text:p text:style-name="P2">DE LA COMMUNE DE MONTREUIL-EN-TOURAINE</text:p>
      <text:p text:style-name="P3"/>
      <text:p text:style-name="P22">Séance du <text:span text:style-name="T24">18 avril</text:span> 2014<text:tab/>Date de la convocation :</text:p>
      <text:p text:style-name="P21"><text:span text:style-name="T6"><text:tab/></text:span><text:span text:style-name="T8">10 avril</text:span><text:span text:style-name="T7"> 2014</text:span></text:p>
      <text:p text:style-name="P4"/>
      <text:p text:style-name="P5">Nombre de conseillers en exercice : 1<text:span text:style-name="T12">5</text:span></text:p>
      <text:p text:style-name="P5">Nombre de présents : 1<text:span text:style-name="T24">4</text:span></text:p>
      <text:p text:style-name="P23">Nombre d’exprimés : 1<text:span text:style-name="T17">5</text:span></text:p>
      <text:p text:style-name="P23"><text:s/><text:tab/><text:tab/><text:tab/><text:tab/><text:tab/><text:tab/><text:tab/><text:tab/></text:p>
      <text:p text:style-name="P5">L’an deux mil quatorze le <text:span text:style-name="T24">dix-huit avril</text:span> à <text:span text:style-name="T31">dix-neuf</text:span> heures, le Conseil Municipal de cette commune, régulièrement convoqué, s’est réuni au nombre prescrit par la loi, dans le lieu habituel de ses séances, sous la présidence de Monsieur <text:span text:style-name="T12">Jean-Luc Padiolleau, Maire.</text:span></text:p>
      <text:p text:style-name="P5"/>
      <text:p text:style-name="P6"><text:span text:style-name="T3">Présents</text:span> : M . Padiolleau Jean-Luc, M. Adumeau <text:span text:style-name="T31">Jean Claude</text:span>, <text:span text:style-name="T12">M. Bigot Patrick, Mme Morlec Chantal, M. Derogis Philippe, Mme Cambronne-Bobin Isabelle, Mme Cicutti Mireille, M. Galimant Christian, M. Gratteau Cédric, M. Massue Jean-Emmanuel, Mme Mauchien Shirley, M. Ménard Mathieu, Mme Roquin Michelle, Mme Bernier Marie</text:span></text:p>
      <text:p text:style-name="P7"/>
      <text:p text:style-name="P8">Absente : Mme Denis Isabelle (pouvoir <text:span text:style-name="T32">à </text:span>M. Derogis Philippe)</text:p>
      <text:p text:style-name="P6"/>
      <text:p text:style-name="P6"><text:span text:style-name="T3">Secrétaire de séance</text:span> : <text:span text:style-name="T18">Mme Bernier Marie</text:span></text:p>
      <text:p text:style-name="P5"/>
      <text:p text:style-name="P9">Ordre du jour :</text:p>
      <text:list xml:id="list4012944306284215050" text:style-name="L1">
        <text:list-item>
          <text:list>
            <text:list-header>
              <text:p text:style-name="P41">1- <text:span text:style-name="T24">Présentation du budget communal</text:span></text:p>
              <text:p text:style-name="P42">2 - Commission d'appel d'offre</text:p>
              <text:p text:style-name="P43">3 - Extension de la station d'épuration <text:span text:style-name="T32">des </text:span>Villecocq<text:span text:style-name="T32">s</text:span></text:p>
              <text:p text:style-name="P43">4 - <text:span text:style-name="T33">Questions diverses </text:span></text:p>
            </text:list-header>
          </text:list>
        </text:list-item>
      </text:list>
      <text:p text:style-name="P25"/>
      <text:p text:style-name="P25"/>
      <text:list xml:id="list6584581853263365809" text:style-name="L2">
        <text:list-header>
          <text:p text:style-name="P44">1 – <text:span text:style-name="T24">Présentation du budget communal</text:span></text:p>
        </text:list-header>
      </text:list>
      <text:p text:style-name="P30">Monsieur le Maire explique le fonctionnement des budgets de la commune : le budget communal (le plus important), le bu<text:span text:style-name="T31">d</text:span>get assainissement et le budget du CCAS.</text:p>
      <text:p text:style-name="P30"/>
      <text:p text:style-name="P30">Le budget se scinde en 2 parties : la section fonctionnement et la section investissement. Chacune inscrit des dépenses et des recettes qui doivent s'équilibrer. Les ordres de paiements transmis à la perception sont appelés des mandats et les ordres de recettes des titres.</text:p>
      <text:p text:style-name="P30"/>
      <text:p text:style-name="P28"><text:span text:style-name="T4">La section de fonctionnement</text:span><text:span text:style-name="T24"> en dépenses correspond aux charges de la vie courante, du personnel communal, des intérêts d'emprunt ...</text:span></text:p>
      <text:p text:style-name="P30">En recette il s'agit des prestations communales proposées aux habitants (restauration scolaire, périscolaire, locations de salle), des impôts directs, des dotations de l'Etat...</text:p>
      <text:p text:style-name="P31"/>
      <text:p text:style-name="P29"><text:span text:style-name="T5">La section d'investissement </text:span><text:span text:style-name="T25">: en dépenses seront inscrits le remboursement des capitaux des emprunts, les équipements, les acquisition de terrain, les constructions et les travaux de voirie...</text:span></text:p>
      <text:p text:style-name="P32">En recettes : les subventions, les taxes d'aménagement, le FCTVA, les emprunts et l'excédent capitalisé..</text:p>
      <text:p text:style-name="P32"/>
      <text:p text:style-name="P29"><text:span text:style-name="T25">Les dépenses inscrites en investissement permettent, l'année suivante, de récupérer la TVA à hauteur de 15 % par le </text:span><text:span text:style-name="T26">F</text:span><text:span text:style-name="T25">onds </text:span><text:span text:style-name="T26">C</text:span><text:span text:style-name="T25">ompensatoire de la </text:span><text:span text:style-name="T26">TVA.</text:span></text:p>
      <text:p text:style-name="P33"/>
      <text:p text:style-name="P32">La <text:span text:style-name="T31">comptabilité</text:span> des dépenses et des recettes est gérée en Mairie mais également en Perception. En début d'année suivante le compte administratif (établi par la Mairie) et le compte de gestion (établi par le Perception) sont présentés au conseil municipal qui doit les approuver. Ces documents doivent être en tout point conforme<text:span text:style-name="T32">s</text:span>. Ils représentent l'activité budgétaire de la commune de l'année passée</text:p>
      <text:p text:style-name="P27"/>
      <text:p text:style-name="P26"/>
      <text:p text:style-name="P26"/>
      <text:p text:style-name="P26"/>
      <text:p text:style-name="P26"/>
      <text:p text:style-name="P26"><text:soft-page-break/></text:p>
      <text:p text:style-name="P26"/>
      <text:p text:style-name="P24">2 – <text:span text:style-name="T27">Commission d'Appel d'Offre</text:span></text:p>
      <text:p text:style-name="P17">Le Maire explique aux conseillers municipaux que la Préfecture fait observer que l'élection des membres de la commission d'appel d'offre <text:s/>en date du 4 avril 2014 n'est pas conforme dans le sens où il n'a pas été procédé à la désignation des membres titulaires et suppléants d'une part et d'autre part que le nombre des membres est insuffisant puisque la commission doit comprendre 6 membres dont 3 titulaires et 3 suppléants, <text:s/>le Maire étant Président de droit. </text:p>
      <text:p text:style-name="P17"/>
      <text:p text:style-name="P17">Il convient de procéder à de nouvelles élections :</text:p>
      <text:p text:style-name="P17">Sont élus à l'unanimité, en tant que membres titulaires :</text:p>
      <text:list xml:id="list6540288252338803701" text:style-name="L3">
        <text:list-item>
          <text:p text:style-name="P45">Patrick BIGOT, 1er adjoint</text:p>
        </text:list-item>
        <text:list-item>
          <text:p text:style-name="P45">Chantal MORLEC, 2ème adjointe</text:p>
        </text:list-item>
        <text:list-item>
          <text:p text:style-name="P45">Jean Claude ADUMEAU, 3ème adjoint</text:p>
        </text:list-item>
      </text:list>
      <text:p text:style-name="P17"/>
      <text:p text:style-name="P17">sont élus à l'unanimité en tant que membres suppléants :</text:p>
      <text:list xml:id="list2504595316713564461" text:style-name="L4">
        <text:list-item>
          <text:p text:style-name="P49">Philippe DEROGIS, 4ème adjoint</text:p>
        </text:list-item>
        <text:list-item>
          <text:p text:style-name="P49">Michelle ROQUIN, conseillère municipale</text:p>
        </text:list-item>
        <text:list-item>
          <text:p text:style-name="P46">Mireille CICUTTI, conseillère municipale</text:p>
        </text:list-item>
      </text:list>
      <text:p text:style-name="P18"/>
      <text:p text:style-name="P18"/>
      <text:p text:style-name="P16"><text:span text:style-name="T36">3 – </text:span><text:span text:style-name="T27">Extension de la station d'épuration </text:span><text:span text:style-name="T32">des </text:span><text:span text:style-name="T27">Villecocq</text:span><text:span text:style-name="T32">s</text:span></text:p>
      <text:p text:style-name="P16"><text:span text:style-name="T34">Monsieur le Maire expose au conseil municipal le projet d'extension de la station d'épuration de</text:span><text:span text:style-name="T35">s </text:span><text:span text:style-name="T34">Villecocq</text:span><text:span text:style-name="T35">s</text:span><text:span text:style-name="T34">.</text:span></text:p>
      <text:p text:style-name="P14">Vu l'article L. 2122-21-1 du CGCT, qui prévoit que la délibération du conseil municipal chargeant le Maire</text:p>
      <text:p text:style-name="P14">de souscrire un marché déterminé peut être prise avant l'engagement de la procédure de passation de ce marché. </text:p>
      <text:p text:style-name="P14">La station d'épuration <text:span text:style-name="T32">des </text:span>Villecocq<text:span text:style-name="T32">s </text:span>initialement prévue pour 300EH ne permet plus de répondre aux besoins de la commune. Il s'avère nécessaire de prévoir une extension à hauteur de 5<text:span text:style-name="T28">5</text:span>0EH. le système de filtration doit être remis en conformité.</text:p>
      <text:p text:style-name="P14">Monsieur le Maire indique que le coût prévisionnel est estimé à <text:span text:style-name="T29">2</text:span>90 000 € HT correspondant à l'acquisition d'un terrain, aux travaux d'extension et au matériel spécifique d'exploitation. Les crédits nécessaires sont inscrits au budget primitif de l'assainissement chapitre 21.</text:p>
      <text:list xml:id="list2633554549493250970" text:style-name="L5">
        <text:list-header>
          <text:p text:style-name="P52">Monsieur le Maire précise que la procédure utilisée sera l'appel d'offres ouvert.</text:p>
          <text:p text:style-name="P53"/>
        </text:list-header>
      </text:list>
      <text:p text:style-name="P14">Après en avoir délibéré, le conseil municipal à l'unanimité décide :</text:p>
      <text:list xml:id="list2966295010641952959" text:style-name="L6">
        <text:list-item>
          <text:p text:style-name="P50">d'autoriser le Maire à engager la procédure de passation du marché public, de recourir à la procédure d'appel d'offres ouvert dans le cadre du projet d'extension de la station d'épuration <text:span text:style-name="T32">des </text:span>Villecocq<text:span text:style-name="T32">s</text:span>et dont les caractéristiques essentielles sont énoncées <text:span text:style-name="T31">ci-dessus</text:span> ;</text:p>
        </text:list-item>
        <text:list-item>
          <text:p text:style-name="P47">d'autoriser le Maire à signer le marché à intervenir.</text:p>
        </text:list-item>
      </text:list>
      <text:p text:style-name="P13"/>
      <text:p text:style-name="P13"/>
      <text:p text:style-name="P15">4 – <text:span text:style-name="T30">Questions diverses</text:span></text:p>
      <text:list xml:id="list1839411704157174689" text:style-name="L7">
        <text:list-item>
          <text:p text:style-name="P51"><text:span text:style-name="T11">Organisation des commissions</text:span><text:span text:style-name="T9"> : Les convocations aux commissions parviendront par mail </text:span><text:span text:style-name="T10">pou</text:span><text:span text:style-name="T9">r les membres en possédant une. Un compte-rendu sera ensuite rédigé et assorti d'une page de signatures des membres présents. Les documents seront, ensuite, mis à disposition dans un classeur prévu à cet effet dans la salle du conseil.</text:span></text:p>
        </text:list-item>
      </text:list>
      <text:p text:style-name="P19"/>
      <text:list xml:id="list34241366" text:continue-numbering="true" text:style-name="L7">
        <text:list-item>
          <text:p text:style-name="P48"><text:span text:style-name="T22">Election CCVA </text:span><text:span text:style-name="T19">: Monsieur Verne a été élu Président à 21 voix contre 19 voix pour Monsieur Boutard. 10 Vice-Présidents sont é</text:span><text:span text:style-name="T21">lu</text:span><text:span text:style-name="T19">s dont Patrick Bigot. Le Maire conserve une invitation permanente pour assister aux </text:span><text:span text:style-name="T20">bureaux</text:span><text:span text:style-name="T19"> communautaires, </text:span><text:span text:style-name="T20">les conseils communautaires</text:span><text:span text:style-name="T19"> restent ouverts à tout public.</text:span></text:p>
        </text:list-item>
      </text:list>
      <text:p text:style-name="P12"/>
      <text:p text:style-name="P12">La séance est levée à 20h 30</text:p>
      <text:p text:style-name="P11"/>
      <text:p text:style-name="P11"/>
      <text:p text:style-name="P11"/>
      <text:p text:style-name="P10"/>
      <table:table table:name="Tableau1" table:style-name="Tableau1">
        <table:table-column table:style-name="Tableau1.A" table:number-columns-repeated="3"/>
        <text:soft-page-break/>
        <table:table-row table:style-name="Tableau1.1">
          <table:table-cell table:style-name="Tableau1.A1" office:value-type="string">
            <text:p text:style-name="P34">Jean-Luc Padiolleau – <text:span text:style-name="T14">Maire</text:span></text:p>
          </table:table-cell>
          <table:table-cell table:style-name="Tableau1.A1" office:value-type="string">
            <text:p text:style-name="P35"><text:span text:style-name="T2">Patrick Bigot – </text:span><text:span text:style-name="T15">1</text:span><text:span text:style-name="T13">er</text:span><text:span text:style-name="T15"> Adjoint</text:span></text:p>
          </table:table-cell>
          <table:table-cell table:style-name="Tableau1.C1" office:value-type="string">
            <text:p text:style-name="P34">Chantal Morlec –<text:span text:style-name="T2"> </text:span><text:span text:style-name="T15">2ème Adjoint</text:span></text:p>
          </table:table-cell>
        </table:table-row>
        <table:table-row table:style-name="Tableau1.1">
          <table:table-cell table:style-name="Tableau1.A2" office:value-type="string">
            <text:p text:style-name="P36"><text:span text:style-name="T16">Jean-Claude</text:span><text:span text:style-name="T14"> Adumeau</text:span> –<text:span text:style-name="T2"> </text:span><text:span text:style-name="T15">3ème Adjoint</text:span></text:p>
          </table:table-cell>
          <table:table-cell table:style-name="Tableau1.A2" office:value-type="string">
            <text:p text:style-name="P35"><text:span text:style-name="T2">Philippe Derogis – </text:span><text:span text:style-name="T15">4ème Adjoint</text:span></text:p>
          </table:table-cell>
          <table:table-cell table:style-name="Tableau1.C2" office:value-type="string">
            <text:p text:style-name="P38">Marie Bernier</text:p>
          </table:table-cell>
        </table:table-row>
        <table:table-row table:style-name="Tableau1.1">
          <table:table-cell table:style-name="Tableau1.A2" office:value-type="string">
            <text:p text:style-name="P37">Isabelle Cambronne-<text:span text:style-name="T23">B</text:span>obin</text:p>
          </table:table-cell>
          <table:table-cell table:style-name="Tableau1.A2" office:value-type="string">
            <text:p text:style-name="P37">Mireille Cicutti</text:p>
          </table:table-cell>
          <table:table-cell table:style-name="Tableau1.C2" office:value-type="string">
            <text:p text:style-name="P39"/>
            <text:p text:style-name="P39"/>
            <text:p text:style-name="P39"/>
            <text:p text:style-name="P39"/>
          </table:table-cell>
        </table:table-row>
        <table:table-row table:style-name="Tableau1.1">
          <table:table-cell table:style-name="Tableau1.C1" office:value-type="string">
            <text:p text:style-name="P37">Christian Galimant</text:p>
          </table:table-cell>
          <table:table-cell table:style-name="Tableau1.A1" office:value-type="string">
            <text:p text:style-name="P37">Cédric Gratteau</text:p>
          </table:table-cell>
          <table:table-cell table:style-name="Tableau1.C1" office:value-type="string">
            <text:p text:style-name="P37">Jean-Emmanuel Massue</text:p>
          </table:table-cell>
        </table:table-row>
        <table:table-row table:style-name="Tableau1.1">
          <table:table-cell table:style-name="Tableau1.C2" office:value-type="string">
            <text:p text:style-name="P37">Shirley Mauchien</text:p>
          </table:table-cell>
          <table:table-cell table:style-name="Tableau1.C1" office:value-type="string">
            <text:p text:style-name="P37">Mathieu Ménard</text:p>
          </table:table-cell>
          <table:table-cell table:style-name="Tableau1.C1" office:value-type="string">
            <text:p text:style-name="P37">Michelle Roqui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189b28"/>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nseil municipal du <text:span text:style-name="MT1">18 avril</text:span> 2014<text:tab/>page <text:s/><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05-13T13:53:24.74</dc:date>
    <meta:editing-duration>P6DT2H6M15S</meta:editing-duration>
    <meta:editing-cycles>283</meta:editing-cycles>
    <meta:generator>LibreOffice/4.0.0.3$Windows_x86 LibreOffice_project/7545bee9c2a0782548772a21bc84a9dcc583b89</meta:generator>
    <meta:print-date>2014-05-09T16:23:51.64</meta:print-date>
    <meta:document-statistic meta:table-count="1" meta:image-count="0" meta:object-count="0" meta:page-count="3" meta:paragraph-count="66" meta:word-count="923" meta:character-count="5929" meta:non-whitespace-character-count="5060"/>
    <meta:user-defined meta:name="Info 1"/>
    <meta:user-defined meta:name="Info 2"/>
    <meta:user-defined meta:name="Info 3"/>
    <meta:user-defined meta:name="Info 4"/>
  </office:meta>
</office:document-meta>
</file>